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Info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undleInfo.doExecutionEnvironment( ResourceImpl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ndleInfo.toURL( URL location ,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Info.doSize( ResourceImpl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Info.doBundle( ResourceImpl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ndleInfo.createServiceCapability( ManifestEntry p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ndleInfo.getZip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BundleInfo( Manifest manif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createCapability( String name , ManifestEntry p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undleInfo.createServiceFilter( ManifestEntry p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Info.translated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Info.doImportPackageAttributes( RequirementImpl req , StringBuffer filter , Map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Info.BundleInfo( RepositoryImpl repository , File bundleJ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ndleInfo.translate( String 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undleInfo.doImportExportServices( ResourceImpl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undleInfo.doCategories( ResourceImpl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ndleInfo.doImports( ResourceImpl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undleInfo.doExports( ResourceImpl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Info.doRequires( ResourceImpl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Info.doFragment( ResourceImpl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Info.createImportFilter( RequirementImpl req , String name , ManifestEntry pac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BundleInfo.doReferences( ResourceImpl resource , URL loc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undleInfo.doDeclarativeServices( ResourceImpl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